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ffalo Sauce</text:p>
      <text:p text:style-name="P1"/>
      <text:p text:style-name="P2">2 Bottle Franks Sauce</text:p>
      <text:p text:style-name="P2">2kg Salted Butter</text:p>
      <text:p text:style-name="P2"/>
      <text:p text:style-name="P2">Melt the butter, add Franks Sauce and then blitz togeth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Morse</meta:initial-creator>
    <meta:creation-date>2020-07-17T11:45:53.61</meta:creation-date>
    <meta:document-statistic meta:table-count="0" meta:image-count="0" meta:object-count="0" meta:page-count="1" meta:paragraph-count="4" meta:word-count="19" meta:character-count="109"/>
    <dc:date>2020-07-17T11:46:52.01</dc:date>
    <dc:creator>Harry Morse</dc:creator>
    <meta:editing-duration>PT58S</meta:editing-duration>
    <meta:editing-cycles>1</meta:editing-cycles>
    <meta:generator>OpenOffice/4.1.1$Win32 OpenOffice.org_project/411m6$Build-9775</meta:generator>
  </office:meta>
</office:document-meta>
</file>